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6200002E81000015A88B7F709A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3" style:family="graphic" style:parent-style-name="standard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 draw:shadow-opacity="100%"/>
    </style:style>
    <style:style style:name="gr4" style:family="graphic" style:parent-style-name="standard" style:list-style-name="L1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5" style:family="graphic" style:parent-style-name="standard">
      <style:graphic-properties svg:stroke-width="0.051cm" svg:stroke-color="#333333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1.465cm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draw:stroke="none" svg:stroke-color="#000000" draw:fill="none" draw:fill-color="#ffffff" fo:min-height="1.431cm"/>
    </style:style>
    <style:style style:name="gr10" style:family="graphic" style:parent-style-name="standard" style:list-style-name="L1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11" style:family="graphic" style:parent-style-name="standard">
      <style:graphic-properties draw:stroke="none" svg:stroke-color="#000000" draw:fill="none" draw:fill-color="#ffffff" fo:min-height="1.057cm"/>
    </style:style>
    <style:style style:name="gr12" style:family="graphic" style:parent-style-name="standard">
      <style:graphic-properties draw:stroke="none" svg:stroke-color="#000000" draw:fill="none" draw:fill-color="#ffffff" fo:min-height="0.735cm"/>
    </style:style>
    <style:style style:name="gr13" style:family="graphic" style:parent-style-name="standard">
      <style:graphic-properties draw:stroke="none" svg:stroke-color="#000000" draw:fill="none" draw:fill-color="#ffffff" fo:min-height="0.353cm"/>
    </style:style>
    <style:style style:name="gr14" style:family="graphic" style:parent-style-name="standard">
      <style:graphic-properties svg:stroke-width="0.051cm" svg:stroke-color="#333333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05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start="Arrow_20_concave" draw:marker-start-width="0.152cm" draw:fill="none" draw:textarea-vertical-align="middle"/>
    </style:style>
    <style:style style:name="gr19" style:family="graphic" style:parent-style-name="standard">
      <style:graphic-properties svg:stroke-width="0.051cm" svg:stroke-color="#111111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objectwithoutfill">
      <style:graphic-properties draw:marker-start="Arrow_20_concave" draw:marker-start-width="0.102cm" draw:fill="none" draw:textarea-vertical-align="middle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objectwithoutfill">
      <style:graphic-properties draw:marker-end="Arrow_20_concave" draw:marker-end-width="0.152cm" draw:fill="none" draw:textarea-vertical-align="middle"/>
    </style:style>
    <style:style style:name="gr24" style:family="graphic" style:parent-style-name="objectwithoutfill">
      <style:graphic-properties draw:marker-end="Arrow_20_concave" draw:marker-end-width="0.152cm" draw:fill="none" draw:textarea-vertical-align="middle"/>
    </style:style>
    <style:style style:name="gr25" style:family="graphic" style:parent-style-name="objectwithoutfill">
      <style:graphic-properties draw:stroke="solid" draw:stroke-dash="Ultrafine_20_Dashed" draw:marker-end="Arrow_20_concave" draw:marker-end-width="0.15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9cm"/>
    </style:style>
    <style:style style:name="gr27" style:family="graphic" style:parent-style-name="standard">
      <style:graphic-properties svg:stroke-width="0.051cm" svg:stroke-color="#1c1c1c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Mangal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Mangal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0" style:family="text">
      <style:text-properties fo:font-family="Arial" style:font-family-generic="roman" style:font-pitch="variable" fo:font-size="8pt" fo:font-style="italic" fo:font-weight="bold" style:letter-kerning="true" style:font-family-asian="'Microsoft YaHei'" style:font-family-generic-asian="system" style:font-pitch-asian="variable" style:font-size-asian="8pt" style:font-style-asian="italic" style:font-weight-asian="bold" style:font-family-complex="Mangal" style:font-family-generic-complex="system" style:font-pitch-complex="variable" style:font-size-complex="8pt" style:font-style-complex="italic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04cm" svg:height="5.543cm" svg:x="1.288cm" svg:y="0.283cm">
          <draw:image xlink:href="Pictures/2000006200002E81000015A88B7F709A.svm" xlink:type="simple" xlink:show="embed" xlink:actuate="onLoad">
            <text:p/>
          </draw:image>
        </draw:frame>
        <draw:ellipse draw:style-name="gr2" draw:text-style-name="P2" draw:layer="layout" svg:width="2.54cm" svg:height="1.27cm" svg:x="4.756cm" svg:y="9.193cm">
          <text:p text:style-name="P1"><text:span text:style-name="T1">Serialization</text:span></text:p>
        </draw:ellipse>
        <draw:ellipse draw:style-name="gr3" draw:text-style-name="P2" draw:layer="layout" svg:width="2.286cm" svg:height="1.27cm" svg:x="7.921cm" svg:y="7.715cm">
          <text:p text:style-name="P1"><text:span text:style-name="T1">@context</text:span></text:p>
        </draw:ellipse>
        <draw:ellipse draw:style-name="gr4" draw:text-style-name="P3" draw:layer="layout" svg:width="2.286cm" svg:height="1.27cm" svg:x="7.921cm" svg:y="9.263cm">
          <text:p text:style-name="P1"><text:span text:style-name="T1">Feature</text:span></text:p>
          <text:p text:style-name="P1"><text:span text:style-name="T1">Structures</text:span></text:p>
        </draw:ellipse>
        <draw:custom-shape draw:style-name="gr5" draw:text-style-name="P1" draw:layer="layout" svg:width="0.508cm" svg:height="4.178cm" svg:x="7.431cm" svg:y="7.744cm">
          <text:p/>
          <draw:enhanced-geometry svg:viewBox="0 0 21600 21600" draw:glue-points="21600 0 0 10800 21600 21600" draw:text-areas="13800 ?f9 21600 ?f10" draw:type="left-brace" draw:modifiers="1800 10897.932535364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2.794cm" svg:height="0.762cm" svg:x="10.237cm" svg:y="7.982cm">
          <draw:text-box>
            <text:p><text:span text:style-name="T2">-optional</text:span></text:p>
          </draw:text-box>
        </draw:frame>
        <draw:ellipse draw:style-name="gr2" draw:text-style-name="P2" draw:layer="layout" svg:width="2.286cm" svg:height="1.27cm" svg:x="6.413cm" svg:y="12.865cm">
          <text:p text:style-name="P1"><text:span text:style-name="T2">Plain</text:span><text:span text:style-name="T2"><text:line-break/></text:span><text:span text:style-name="T2">array</text:span></text:p>
        </draw:ellipse>
        <draw:ellipse draw:style-name="gr2" draw:text-style-name="P2" draw:layer="layout" svg:width="2.286cm" svg:height="1.27cm" svg:x="6.413cm" svg:y="16.367cm">
          <text:p text:style-name="P1"><text:span text:style-name="T2">Index by</text:span></text:p>
          <text:p text:style-name="P1"><text:span text:style-name="T2">@type</text:span></text:p>
        </draw:ellipse>
        <draw:ellipse draw:style-name="gr2" draw:text-style-name="P2" draw:layer="layout" svg:width="2.286cm" svg:height="1.27cm" svg:x="6.413cm" svg:y="14.668cm">
          <text:p text:style-name="P1"><text:span text:style-name="T2">Index by</text:span></text:p>
          <text:p text:style-name="P1"><text:span text:style-name="T2">@id</text:span></text:p>
        </draw:ellipse>
        <draw:custom-shape draw:style-name="gr5" draw:text-style-name="P1" draw:layer="layout" svg:width="0.708cm" svg:height="4.318cm" svg:x="5.592cm" svg:y="13.1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3.92cm" svg:height="1.715cm" svg:x="1.889cm" svg:y="14.452cm">
          <draw:text-box>
            <text:p><text:span text:style-name="T2">Alternative</text:span></text:p>
            <text:p><text:span text:style-name="T2">Feature Structure</text:span></text:p>
            <text:p><text:span text:style-name="T2">Collections</text:span></text:p>
          </draw:text-box>
        </draw:frame>
        <draw:frame draw:style-name="gr6" draw:text-style-name="P4" draw:layer="layout" svg:width="3.937cm" svg:height="0.762cm" svg:x="8.796cm" svg:y="13.124cm">
          <draw:text-box>
            <text:p><text:span text:style-name="T2">[ <text:s/>{</text:span><text:span text:style-name="T3">Fs1</text:span><text:span text:style-name="T4">}, {</text:span><text:span text:style-name="T3">Fs2</text:span><text:span text:style-name="T4">} … ]</text:span></text:p>
          </draw:text-box>
        </draw:frame>
        <draw:frame draw:style-name="gr8" draw:text-style-name="P4" draw:layer="layout" svg:width="6.631cm" svg:height="0.729cm" svg:x="8.785cm" svg:y="14.943cm">
          <draw:text-box>
            <text:p><text:span text:style-name="T2">{ </text:span><text:span text:style-name="T5">ʺ732ʺ : </text:span><text:span text:style-name="T2">{</text:span><text:span text:style-name="T3">Fs1</text:span><text:span text:style-name="T4">}, </text:span><text:span text:style-name="T5">ʺ325ʺ : </text:span><text:span text:style-name="T4">{</text:span><text:span text:style-name="T3">Fs2</text:span><text:span text:style-name="T4">} … }</text:span></text:p>
          </draw:text-box>
        </draw:frame>
        <draw:frame draw:style-name="gr9" draw:text-style-name="P4" draw:layer="layout" svg:width="6.631cm" svg:height="1.681cm" svg:x="8.747cm" svg:y="16.221cm">
          <draw:text-box>
            <text:p><text:span text:style-name="T2">{ </text:span><text:span text:style-name="T5">ʺTokenʺ : [ {</text:span><text:span text:style-name="T6">Fs1</text:span><text:span text:style-name="T5">}, {</text:span><text:span text:style-name="T6">Fs2</text:span><text:span text:style-name="T5">} … ],</text:span></text:p>
            <text:p><text:span text:style-name="T2"><text:s text:c="2"/></text:span><text:span text:style-name="T7">ʺNounʺ : <text:s/>[ {</text:span><text:span text:style-name="T8">Fs3</text:span><text:span text:style-name="T7">}, {</text:span><text:span text:style-name="T8">Fs4</text:span><text:span text:style-name="T7">} … ]</text:span></text:p>
            <text:p><text:span text:style-name="T7"><text:s text:c="3"/>… <text:s text:c="42"/></text:span><text:span text:style-name="T7">}</text:span></text:p>
          </draw:text-box>
        </draw:frame>
        <draw:ellipse draw:style-name="gr10" draw:text-style-name="P3" draw:layer="layout" svg:width="2.286cm" svg:height="1.27cm" svg:x="7.921cm" svg:y="10.779cm">
          <text:p text:style-name="P1"><text:span text:style-name="T1">Index</text:span><text:span text:style-name="T1"><text:line-break/></text:span><text:span text:style-name="T1">changes</text:span></text:p>
        </draw:ellipse>
        <draw:frame draw:style-name="gr6" draw:text-style-name="P4" draw:layer="layout" svg:width="2.794cm" svg:height="1.199cm" svg:x="9.971cm" svg:y="10.833cm">
          <draw:text-box>
            <text:p><text:span text:style-name="T2">- only if</text:span><text:span text:style-name="T2"><text:line-break/></text:span><text:span text:style-name="T2"> <text:s/>Delta CAS</text:span></text:p>
          </draw:text-box>
        </draw:frame>
      </draw:page>
      <draw:page draw:name="page2" draw:style-name="dp1" draw:master-page-name="Default">
        <draw:ellipse draw:style-name="gr3" draw:text-style-name="P2" draw:layer="layout" svg:width="2.286cm" svg:height="1.27cm" svg:x="1.108cm" svg:y="3.286cm">
          <text:p text:style-name="P1"><text:span text:style-name="T1">Feature</text:span><text:span text:style-name="T1"><text:line-break/></text:span><text:span text:style-name="T1">Structures</text:span></text:p>
        </draw:ellipse>
        <draw:ellipse draw:style-name="gr3" draw:text-style-name="P2" draw:layer="layout" svg:width="2.286cm" svg:height="1.27cm" svg:x="4.048cm" svg:y="1.508cm">
          <text:p text:style-name="P1"><text:span text:style-name="T9">1 - reachable</text:span></text:p>
          <text:p text:style-name="P1"><text:span text:style-name="T10">only</text:span><text:span text:style-name="T9"> via refs from</text:span></text:p>
          <text:p text:style-name="P1"><text:span text:style-name="T9">other FSs</text:span></text:p>
        </draw:ellipse>
        <draw:ellipse draw:style-name="gr3" draw:text-style-name="P2" draw:layer="layout" svg:width="2.286cm" svg:height="1.27cm" svg:x="4.048cm" svg:y="5.191cm">
          <text:p text:style-name="P1"><text:span text:style-name="T9">3 - reachable</text:span></text:p>
          <text:p text:style-name="P1"><text:span text:style-name="T10">only</text:span><text:span text:style-name="T9"> via an </text:span></text:p>
          <text:p text:style-name="P1"><text:span text:style-name="T9">index</text:span></text:p>
        </draw:ellipse>
        <draw:ellipse draw:style-name="gr3" draw:text-style-name="P2" draw:layer="layout" svg:width="2.286cm" svg:height="1.27cm" svg:x="4.537cm" svg:y="3.286cm">
          <text:p text:style-name="P1"><text:span text:style-name="T9">2 - reachable</text:span></text:p>
          <text:p text:style-name="P1"><text:span text:style-name="T9">via refs</text:span></text:p>
          <text:p text:style-name="P1"><text:span text:style-name="T9">and index</text:span></text:p>
        </draw:ellipse>
        <draw:frame draw:style-name="gr11" draw:layer="layout" svg:width="4.826cm" svg:height="1.307cm" svg:x="5.953cm" svg:y="1.151cm">
          <draw:text-box>
            <text:p><text:span text:style-name="T11">-single – embed in other FS or </text:span></text:p>
            <text:p><text:span text:style-name="T11">-multiple</text:span></text:p>
          </draw:text-box>
        </draw:frame>
        <draw:frame draw:style-name="gr12" draw:layer="layout" svg:width="1.778cm" svg:height="0.985cm" svg:x="5.953cm" svg:y="6.08cm">
          <draw:text-box>
            <text:p><text:span text:style-name="T11">-multiple</text:span></text:p>
            <text:p><text:span text:style-name="T11">-single</text:span></text:p>
          </draw:text-box>
        </draw:frame>
        <draw:frame draw:style-name="gr13" draw:layer="layout" svg:width="1.797cm" svg:height="0.603cm" svg:x="6.315cm" svg:y="3.159cm">
          <draw:text-box>
            <text:p><text:span text:style-name="T11">-multiple</text:span></text:p>
          </draw:text-box>
        </draw:frame>
        <draw:custom-shape draw:style-name="gr14" draw:text-style-name="P1" draw:layer="layout" svg:width="0.508cm" svg:height="4.318cm" svg:x="3.488cm" svg:y="1.80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layer="layout" svg:width="1.778cm" svg:height="0.955cm" svg:x="11.679cm" svg:y="2.47cm">
          <draw:text-box>
            <text:p><text:span text:style-name="T11">Map,</text:span></text:p>
            <text:p><text:span text:style-name="T11">Key = id</text:span></text:p>
          </draw:text-box>
        </draw:frame>
        <draw:frame draw:style-name="gr16" draw:layer="layout" svg:width="5.207cm" svg:height="0.635cm" svg:x="13.246cm" svg:y="3.786cm">
          <draw:text-box>
            <text:p><text:span text:style-name="T12">(possibly embedded ref'd FSs)</text:span></text:p>
          </draw:text-box>
        </draw:frame>
        <draw:line draw:style-name="gr17" draw:text-style-name="P1" draw:layer="layout" svg:x1="17.437cm" svg:y1="4.04cm" svg:x2="17.691cm" svg:y2="4.04cm">
          <text:p/>
        </draw:line>
        <draw:line draw:style-name="gr17" draw:text-style-name="P1" draw:layer="layout" svg:x1="17.691cm" svg:y1="3.786cm" svg:x2="17.691cm" svg:y2="4.04cm">
          <text:p/>
        </draw:line>
        <draw:line draw:style-name="gr17" draw:text-style-name="P1" draw:layer="layout" svg:x1="17.31cm" svg:y1="3.786cm" svg:x2="17.691cm" svg:y2="3.786cm">
          <text:p/>
        </draw:line>
        <draw:line draw:style-name="gr18" draw:text-style-name="P1" draw:layer="layout" svg:x1="17.31cm" svg:y1="3.532cm" svg:x2="17.31cm" svg:y2="3.786cm">
          <text:p/>
        </draw:line>
        <draw:custom-shape draw:style-name="gr19" draw:text-style-name="P1" draw:layer="layout" svg:width="0.254cm" svg:height="1.524cm" svg:x="13.038cm" svg:y="2.0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layer="layout" svg:width="2.059cm" svg:height="1.016cm" svg:x="11.298cm" svg:y="6.345cm">
          <draw:text-box>
            <text:p><text:span text:style-name="T11">Map,</text:span></text:p>
            <text:p><text:span text:style-name="T11">Key = type</text:span></text:p>
          </draw:text-box>
        </draw:frame>
        <draw:frame draw:style-name="gr16" draw:layer="layout" svg:width="4.445cm" svg:height="0.635cm" svg:x="13.446cm" svg:y="8.753cm">
          <draw:text-box>
            <text:p><text:span text:style-name="T12">(possibly embedded ref'd FSs)</text:span></text:p>
          </draw:text-box>
        </draw:frame>
        <draw:line draw:style-name="gr17" draw:text-style-name="P1" draw:layer="layout" svg:x1="17.637cm" svg:y1="9.007cm" svg:x2="17.891cm" svg:y2="9.007cm">
          <text:p/>
        </draw:line>
        <draw:line draw:style-name="gr17" draw:text-style-name="P1" draw:layer="layout" svg:x1="17.891cm" svg:y1="8.753cm" svg:x2="17.891cm" svg:y2="9.007cm">
          <text:p/>
        </draw:line>
        <draw:line draw:style-name="gr17" draw:text-style-name="P1" draw:layer="layout" svg:x1="17.51cm" svg:y1="8.753cm" svg:x2="17.891cm" svg:y2="8.753cm">
          <text:p/>
        </draw:line>
        <draw:line draw:style-name="gr18" draw:text-style-name="P1" draw:layer="layout" svg:x1="17.51cm" svg:y1="8.499cm" svg:x2="17.51cm" svg:y2="8.753cm">
          <text:p/>
        </draw:line>
        <draw:custom-shape draw:style-name="gr19" draw:text-style-name="P1" draw:layer="layout" svg:width="0.254cm" svg:height="3.683cm" svg:x="13.077cm" svg:y="4.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layer="layout" svg:width="2.921cm" svg:height="0.955cm" svg:x="9.328cm" svg:y="5.129cm">
          <draw:text-box>
            <text:p><text:span text:style-name="T11">(optional) Map,</text:span></text:p>
            <text:p><text:span text:style-name="T11">Key = view</text:span></text:p>
          </draw:text-box>
        </draw:frame>
        <draw:line draw:style-name="gr17" draw:text-style-name="P1" draw:layer="layout" svg:x1="11.922cm" svg:y1="5.464cm" svg:x2="12.176cm" svg:y2="5.464cm">
          <text:p/>
        </draw:line>
        <draw:line draw:style-name="gr17" draw:text-style-name="P1" draw:layer="layout" svg:x1="12.176cm" svg:y1="5.972cm" svg:x2="12.176cm" svg:y2="5.464cm">
          <text:p/>
        </draw:line>
        <draw:line draw:style-name="gr17" draw:text-style-name="P1" draw:layer="layout" svg:x1="10.906cm" svg:y1="5.972cm" svg:x2="12.176cm" svg:y2="5.972cm">
          <text:p/>
        </draw:line>
        <draw:line draw:style-name="gr17" draw:text-style-name="P1" draw:layer="layout" svg:x1="10.906cm" svg:y1="6.603cm" svg:x2="10.906cm" svg:y2="5.987cm">
          <text:p/>
        </draw:line>
        <draw:line draw:style-name="gr21" draw:text-style-name="P1" draw:layer="layout" svg:x1="11.414cm" svg:y1="6.626cm" svg:x2="10.906cm" svg:y2="6.626cm">
          <text:p/>
        </draw:line>
        <draw:rect draw:style-name="gr22" draw:text-style-name="P1" draw:layer="layout" svg:width="4.445cm" svg:height="0.635cm" svg:x="13.373cm" svg:y="2.162cm">
          <text:p><text:span text:style-name="T13">“</text:span><text:span text:style-name="T13">123” : { “@type” : xxx, … }</text:span></text:p>
        </draw:rect>
        <draw:rect draw:style-name="gr22" draw:text-style-name="P1" draw:layer="layout" svg:width="4.445cm" svg:height="0.635cm" svg:x="13.373cm" svg:y="2.924cm">
          <text:p><text:span text:style-name="T13">“</text:span><text:span text:style-name="T13">454” : { “@type” : xxx, … }</text:span></text:p>
        </draw:rect>
        <draw:rect draw:style-name="gr22" draw:text-style-name="P1" draw:layer="layout" svg:width="4.445cm" svg:height="1.751cm" svg:x="13.446cm" svg:y="4.81cm">
          <text:p><text:span text:style-name="T13">“</text:span><text:span text:style-name="T13">type1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line draw:style-name="gr23" draw:text-style-name="P1" draw:layer="layout" svg:x1="7.731cm" svg:y1="1.762cm" svg:x2="11.414cm" svg:y2="2.905cm">
          <text:p/>
        </draw:line>
        <draw:rect draw:style-name="gr22" draw:text-style-name="P1" draw:layer="layout" svg:width="4.445cm" svg:height="1.751cm" svg:x="13.446cm" svg:y="6.742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8, 953, </text:span></text:p>
          <text:p><text:span text:style-name="T13"><text:s text:c="16"/></text:span><text:span text:style-name="T13">{ “feat” : … } ...]</text:span></text:p>
        </draw:rect>
        <draw:line draw:style-name="gr24" draw:text-style-name="P1" draw:layer="layout" svg:x1="7.223cm" svg:y1="4.048cm" svg:x2="9.382cm" svg:y2="5.572cm">
          <text:p text:style-name="P1"><text:span text:style-name="T12">Id-ref</text:span></text:p>
          <text:p text:style-name="P1"><text:span text:style-name="T12">representation</text:span></text:p>
        </draw:line>
        <draw:line draw:style-name="gr25" draw:text-style-name="P1" draw:layer="layout" svg:x1="7.223cm" svg:y1="4.048cm" svg:x2="11.414cm" svg:y2="3.286cm">
          <text:p text:style-name="P1"><text:span text:style-name="T12">Feat-value</text:span></text:p>
          <text:p text:style-name="P1"><text:span text:style-name="T12">representation</text:span></text:p>
        </draw:line>
        <draw:line draw:style-name="gr25" draw:text-style-name="P1" draw:layer="layout" svg:x1="7.731cm" svg:y1="6.715cm" svg:x2="9.255cm" svg:y2="5.699cm">
          <text:p text:style-name="P1"><text:span text:style-name="T12">Feat-value</text:span></text:p>
          <text:p text:style-name="P1"><text:span text:style-name="T12">representation</text:span></text:p>
        </draw:line>
        <draw:path draw:style-name="gr23" draw:text-style-name="P1" draw:layer="layout" svg:width="1.571cm" svg:height="2.549cm" svg:x="6.794cm" svg:y="3.657cm" svg:viewBox="0 0 1572 2550" svg:d="M563 2550c-14-166 109-392-7-508-254-254-461-335-508-508-48-178-79-452 0-635 86-199 236-476 381-635 122-134 343-192 508-254 164-62 443 191 620 185l15-16">
          <text:p/>
        </draw:path>
        <draw:line draw:style-name="gr24" draw:text-style-name="P1" draw:layer="layout" svg:x1="7.224cm" svg:y1="4.048cm" svg:x2="9.383cm" svg:y2="5.572cm">
          <text:p text:style-name="P1"><text:span text:style-name="T12">Id-ref</text:span></text:p>
          <text:p text:style-name="P1"><text:span text:style-name="T12">representation</text:span></text:p>
        </draw:line>
        <draw:line draw:style-name="gr17" draw:text-style-name="P1" draw:layer="layout" svg:x1="7.35cm" svg:y1="6.715cm" svg:x2="7.731cm" svg:y2="6.715cm">
          <text:p/>
        </draw:line>
        <draw:line draw:style-name="gr23" draw:text-style-name="P1" draw:layer="layout" svg:x1="10.652cm" svg:y1="1.635cm" svg:x2="11.414cm" svg:y2="2.778cm">
          <text:p/>
        </draw:line>
        <draw:line draw:style-name="gr23" draw:text-style-name="P1" draw:layer="layout" svg:x1="6.902cm" svg:y1="4.429cm" svg:x2="7.537cm" svg:y2="4.302cm">
          <text:p/>
        </draw:line>
        <draw:frame draw:style-name="gr16" draw:layer="layout" svg:width="4.445cm" svg:height="0.635cm" svg:x="6.252cm" svg:y="16.24cm">
          <draw:text-box>
            <text:p><text:span text:style-name="T12">(possibly embedded ref'd FSs)</text:span></text:p>
          </draw:text-box>
        </draw:frame>
        <draw:line draw:style-name="gr17" draw:text-style-name="P1" draw:layer="layout" svg:x1="10.443cm" svg:y1="16.494cm" svg:x2="10.697cm" svg:y2="16.494cm">
          <text:p/>
        </draw:line>
        <draw:line draw:style-name="gr17" draw:text-style-name="P1" draw:layer="layout" svg:x1="10.697cm" svg:y1="16.24cm" svg:x2="10.697cm" svg:y2="16.494cm">
          <text:p/>
        </draw:line>
        <draw:line draw:style-name="gr17" draw:text-style-name="P1" draw:layer="layout" svg:x1="10.316cm" svg:y1="16.24cm" svg:x2="10.697cm" svg:y2="16.24cm">
          <text:p/>
        </draw:line>
        <draw:line draw:style-name="gr18" draw:text-style-name="P1" draw:layer="layout" svg:x1="10.316cm" svg:y1="15.986cm" svg:x2="10.316cm" svg:y2="16.24cm">
          <text:p/>
        </draw:line>
        <draw:rect draw:style-name="gr22" draw:text-style-name="P1" draw:layer="layout" svg:width="4.445cm" svg:height="1.751cm" svg:x="6.252cm" svg:y="12.297cm">
          <text:p><text:span text:style-name="T13">“</text:span><text:span text:style-name="T13">type1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rect draw:style-name="gr22" draw:text-style-name="P1" draw:layer="layout" svg:width="4.445cm" svg:height="1.751cm" svg:x="6.252cm" svg:y="14.229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0, 953, </text:span></text:p>
          <text:p><text:span text:style-name="T13"><text:s text:c="16"/></text:span><text:span text:style-name="T13">{ “feat” : … } ...]</text:span></text:p>
        </draw:rect>
        <draw:frame draw:style-name="gr26" draw:layer="layout" svg:width="1.143cm" svg:height="0.64cm" svg:x="4.842cm" svg:y="13.684cm">
          <draw:text-box>
            <text:p><text:span text:style-name="T13">22 :</text:span></text:p>
          </draw:text-box>
        </draw:frame>
        <draw:custom-shape draw:style-name="gr27" draw:text-style-name="P1" draw:layer="layout" svg:width="0.381cm" svg:height="3.683cm" svg:x="5.81cm" svg:y="12.3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381cm" svg:height="3.683cm" svg:x="10.746cm" svg:y="12.303cm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22" draw:text-style-name="P1" draw:layer="layout" svg:width="4.445cm" svg:height="1.751cm" svg:x="6.38cm" svg:y="17.123cm">
          <text:p><text:span text:style-name="T13">“</text:span><text:span text:style-name="T13">type5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rect draw:style-name="gr22" draw:text-style-name="P1" draw:layer="layout" svg:width="4.445cm" svg:height="1.751cm" svg:x="6.38cm" svg:y="19.055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710, 777, </text:span></text:p>
          <text:p><text:span text:style-name="T13"><text:s text:c="16"/></text:span><text:span text:style-name="T13">{ “feat” : … } ...]</text:span></text:p>
        </draw:rect>
        <draw:frame draw:style-name="gr26" draw:layer="layout" svg:width="1.143cm" svg:height="0.64cm" svg:x="4.998cm" svg:y="18.538cm">
          <draw:text-box>
            <text:p><text:span text:style-name="T13">99 :</text:span></text:p>
          </draw:text-box>
        </draw:frame>
        <draw:custom-shape draw:style-name="gr27" draw:text-style-name="P1" draw:layer="layout" svg:width="0.381cm" svg:height="3.683cm" svg:x="5.938cm" svg:y="17.1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381cm" svg:height="3.683cm" svg:x="10.874cm" svg:y="17.129cm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layer="layout" svg:width="3.048cm" svg:height="0.603cm" svg:x="11.914cm" svg:y="17.691cm">
          <draw:text-box>
            <text:p><text:span text:style-name="T11">@referenced_fss:</text:span></text:p>
          </draw:text-box>
        </draw:frame>
        <draw:frame draw:style-name="gr16" draw:layer="layout" svg:width="5.207cm" svg:height="0.635cm" svg:x="14.978cm" svg:y="18.907cm">
          <draw:text-box>
            <text:p><text:span text:style-name="T12">(possibly embedded ref'd FSs)</text:span></text:p>
          </draw:text-box>
        </draw:frame>
        <draw:line draw:style-name="gr17" draw:text-style-name="P1" draw:layer="layout" svg:x1="19.169cm" svg:y1="19.161cm" svg:x2="19.423cm" svg:y2="19.161cm">
          <text:p/>
        </draw:line>
        <draw:line draw:style-name="gr17" draw:text-style-name="P1" draw:layer="layout" svg:x1="19.423cm" svg:y1="18.907cm" svg:x2="19.423cm" svg:y2="19.161cm">
          <text:p/>
        </draw:line>
        <draw:line draw:style-name="gr17" draw:text-style-name="P1" draw:layer="layout" svg:x1="19.042cm" svg:y1="18.907cm" svg:x2="19.423cm" svg:y2="18.907cm">
          <text:p/>
        </draw:line>
        <draw:line draw:style-name="gr18" draw:text-style-name="P1" draw:layer="layout" svg:x1="19.042cm" svg:y1="18.653cm" svg:x2="19.042cm" svg:y2="18.907cm">
          <text:p/>
        </draw:line>
        <draw:custom-shape draw:style-name="gr19" draw:text-style-name="P1" draw:layer="layout" svg:width="0.254cm" svg:height="1.524cm" svg:x="14.77cm" svg:y="17.2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layer="layout" svg:width="1.694cm" svg:height="0.603cm" svg:x="13.414cm" svg:y="14.107cm">
          <draw:text-box>
            <text:p><text:span text:style-name="T11">@types:</text:span></text:p>
          </draw:text-box>
        </draw:frame>
        <draw:frame draw:style-name="gr16" draw:layer="layout" svg:width="4.445cm" svg:height="0.635cm" svg:x="15.262cm" svg:y="16.515cm">
          <draw:text-box>
            <text:p><text:span text:style-name="T12">(possibly embedded ref'd FSs)</text:span></text:p>
          </draw:text-box>
        </draw:frame>
        <draw:line draw:style-name="gr17" draw:text-style-name="P1" draw:layer="layout" svg:x1="19.453cm" svg:y1="16.769cm" svg:x2="19.707cm" svg:y2="16.769cm">
          <text:p/>
        </draw:line>
        <draw:line draw:style-name="gr17" draw:text-style-name="P1" draw:layer="layout" svg:x1="19.707cm" svg:y1="16.515cm" svg:x2="19.707cm" svg:y2="16.769cm">
          <text:p/>
        </draw:line>
        <draw:line draw:style-name="gr17" draw:text-style-name="P1" draw:layer="layout" svg:x1="19.326cm" svg:y1="16.515cm" svg:x2="19.707cm" svg:y2="16.515cm">
          <text:p/>
        </draw:line>
        <draw:line draw:style-name="gr18" draw:text-style-name="P1" draw:layer="layout" svg:x1="19.326cm" svg:y1="16.261cm" svg:x2="19.326cm" svg:y2="16.515cm">
          <text:p/>
        </draw:line>
        <draw:custom-shape draw:style-name="gr19" draw:text-style-name="P1" draw:layer="layout" svg:width="0.254cm" svg:height="3.683cm" svg:x="14.893cm" svg:y="12.5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22" draw:text-style-name="P1" draw:layer="layout" svg:width="4.445cm" svg:height="0.635cm" svg:x="15.105cm" svg:y="17.283cm">
          <text:p><text:span text:style-name="T13">“</text:span><text:span text:style-name="T13">123” : { “@type” : xxx, … }</text:span></text:p>
        </draw:rect>
        <draw:rect draw:style-name="gr22" draw:text-style-name="P1" draw:layer="layout" svg:width="4.445cm" svg:height="0.635cm" svg:x="15.105cm" svg:y="18.045cm">
          <text:p><text:span text:style-name="T13">“</text:span><text:span text:style-name="T13">454” : { “@type” : xxx, … }</text:span></text:p>
        </draw:rect>
        <draw:rect draw:style-name="gr22" draw:text-style-name="P1" draw:layer="layout" svg:width="4.445cm" svg:height="1.751cm" svg:x="15.262cm" svg:y="12.572cm">
          <text:p><text:span text:style-name="T13">“</text:span><text:span text:style-name="T13">type1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rect draw:style-name="gr22" draw:text-style-name="P1" draw:layer="layout" svg:width="4.445cm" svg:height="1.751cm" svg:x="15.262cm" svg:y="14.504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8, 953, </text:span></text:p>
          <text:p><text:span text:style-name="T13"><text:s text:c="16"/></text:span><text:span text:style-name="T13">{ “feat” : … } ...]</text:span></text:p>
        </draw:rect>
        <draw:frame draw:style-name="gr13" draw:layer="layout" svg:width="1.778cm" svg:height="0.603cm" svg:x="2.948cm" svg:y="16.272cm">
          <draw:text-box>
            <text:p><text:span text:style-name="T11">@views:</text:span></text:p>
          </draw:text-box>
        </draw:frame>
        <draw:custom-shape draw:style-name="gr27" draw:text-style-name="P1" draw:layer="layout" svg:width="0.762cm" svg:height="8.509cm" svg:x="4.429cm" svg:y="12.3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mis_20_light_20_green" draw:display-name="mis light green" draw:style="linear" draw:start-color="#99cc99" draw:end-color="#ccff99" draw:start-intensity="100%" draw:end-intensity="100%" draw:angle="0" draw:border="0%"/>
    <draw:opacity draw:name="Transparency_20_1" draw:display-name="Transparency 1" draw:style="linear" draw:start="100%" draw:end="0%" draw:angle="19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shall Schor</meta:initial-creator>
    <meta:creation-date>2014-09-24T19:05:05.11</meta:creation-date>
    <dc:date>2014-10-08T11:52:20.14</dc:date>
    <dc:creator>Marshall Schor</dc:creator>
    <meta:editing-duration>P4DT20H9M49S</meta:editing-duration>
    <meta:editing-cycles>14</meta:editing-cycles>
    <meta:generator>OpenOffice/4.1.1$Win32 OpenOffice.org_project/411m6$Build-9775</meta:generator>
    <meta:document-statistic meta:object-count="92"/>
  </office:meta>
</office:document-meta>
</file>